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" svg:font-family="STIXGeneral"/>
    <style:font-face style:name="STIXSizeFourSym" svg:font-family="STIXSizeFourSym"/>
    <style:font-face style:name="STIXSizeOneSym" svg:font-family="STIXSizeOneSym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d2c" officeooo:paragraph-rsid="00164b93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officeooo:paragraph-rsid="00164b93"/>
    </style:style>
    <style:style style:name="P4" style:family="paragraph" style:parent-style-name="Standard">
      <style:paragraph-properties fo:text-align="center" style:justify-single-word="false"/>
      <style:text-properties fo:color="#000000"/>
    </style:style>
    <style:style style:name="T1" style:family="text">
      <style:text-properties style:font-name="STIXGeneral"/>
    </style:style>
    <style:style style:name="T2" style:family="text">
      <style:text-properties style:font-name="STIXGeneral" fo:font-style="italic"/>
    </style:style>
    <style:style style:name="T3" style:family="text">
      <style:text-properties style:font-name="STIXGeneral" fo:font-weight="bold"/>
    </style:style>
    <style:style style:name="T4" style:family="text">
      <style:text-properties style:font-name="STIXSizeOneSym"/>
    </style:style>
    <style:style style:name="T5" style:family="text">
      <style:text-properties officeooo:rsid="00164b9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jnal Máté (RJBSCJ)<text:tab/><text:tab/><text:tab/><text:tab/><text:tab/><text:tab/><text:tab/>2016. április. 11</text:p>
      <text:p text:style-name="P1"/>
      <text:p text:style-name="P3"><text:span text:style-name="T5">8.</text:span>Adva van <text:bookmark text:name="MathJax-Element-1-Frame"/><text:bookmark text:name="MathJax-Span-1"/><text:bookmark text:name="MathJax-Span-2"/><text:bookmark text:name="MathJax-Span-3"/><text:span text:style-name="T2">n</text:span> darab <text:bookmark text:name="MathJax-Element-2-Frame"/><text:bookmark text:name="MathJax-Span-4"/><text:bookmark text:name="MathJax-Span-5"/><text:bookmark text:name="MathJax-Span-6"/><text:span text:style-name="T2">m</text:span>-dimenziós<draw:frame draw:style-name="fr1" draw:name="Objektum2" text:anchor-type="as-char" svg:y="-0.377cm" svg:width="0.527cm" svg:height="0.533cm" draw:z-index="1"><draw:object xlink:href="./Object 2" xlink:type="simple" xlink:show="embed" xlink:actuate="onLoad"/><draw:image xlink:href="./ObjectReplacements/Object 2" xlink:type="simple" xlink:show="embed" xlink:actuate="onLoad"/></draw:frame>vektor. A belőlük képzett mátrix legyen <text:span text:style-name="T2"><draw:frame draw:style-name="fr1" draw:name="Objektum1" text:anchor-type="as-char" svg:y="-0.437cm" svg:width="1.561cm" svg:height="0.572cm" draw:z-index="0"><draw:object xlink:href="./Object 1" xlink:type="simple" xlink:show="embed" xlink:actuate="onLoad"/><draw:image xlink:href="./ObjectReplacements/Object 1" xlink:type="simple" xlink:show="embed" xlink:actuate="onLoad"/></draw:frame></text:span>. Tegyük fel, hogy a vektorok átlaga a zérusvektor (ha nem, akkor vonjuk ki mindegyikből az átlagukat), azaz tegyük fel, hogy </text:p>
      <text:p text:style-name="P4"><text:bookmark text:name="MathJax-Span-51"/><text:span text:style-name="T3"><draw:frame draw:style-name="fr1" draw:name="Objektum3" text:anchor-type="as-char" svg:y="-0.714cm" svg:width="1.984cm" svg:height="1.14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.</text:span></text:p>
      <text:p text:style-name="P2">Vizualizáljuk ezt a ponthalmazt egy origón átmenő egyenesre való merőleges vetítéssel. Ha az egyenes irányvektora <text:bookmark text:name="MathJax-Element-6-Frame"/><text:bookmark text:name="MathJax-Span-52"/><text:bookmark text:name="MathJax-Span-53"/><text:bookmark text:name="MathJax-Span-54"/><text:bookmark text:name="MathJax-Span-55"/><text:bookmark text:name="MathJax-Span-56"/><text:span text:style-name="T3">x</text:span> egységvektor, akkor az <draw:frame draw:style-name="fr1" draw:name="Objektum4" text:anchor-type="as-char" svg:y="-0.377cm" svg:width="0.527cm" svg:height="0.533cm" draw:z-index="3"><draw:object xlink:href="./Object 4" xlink:type="simple" xlink:show="embed" xlink:actuate="onLoad"/><draw:image xlink:href="./ObjectReplacements/Object 4" xlink:type="simple" xlink:show="embed" xlink:actuate="onLoad"/><svg:desc>képlet</svg:desc></draw:frame>vektor vetületének koordinátája az egyenesen <text:span text:style-name="T3"><draw:frame draw:style-name="fr1" draw:name="Objektum5" text:anchor-type="as-char" svg:y="-0.439cm" svg:width="0.907cm" svg:height="0.594cm" draw:z-index="4"><draw:object xlink:href="./Object 5" xlink:type="simple" xlink:show="embed" xlink:actuate="onLoad"/><draw:image xlink:href="./ObjectReplacements/Object 5" xlink:type="simple" xlink:show="embed" xlink:actuate="onLoad"/><svg:desc>képlet</svg:desc></draw:frame></text:span>. Nyilván kevessé jó a vetítés, ha a vetületek nagyon közel kerülnek egymáshoz, ezért azt az egyenest keressük, melynél a vetületek szórása a lehető legnagyobb. E számok átlaga </text:p>
      <text:p text:style-name="P4"><text:span text:style-name="T1"><draw:frame draw:style-name="fr1" draw:name="Objektum6" text:anchor-type="as-char" svg:y="-0.714cm" svg:width="7.846cm" svg:height="1.141cm" draw:z-index="5"><draw:object xlink:href="./Object 6" xlink:type="simple" xlink:show="embed" xlink:actuate="onLoad"/><draw:image xlink:href="./ObjectReplacements/Object 6" xlink:type="simple" xlink:show="embed" xlink:actuate="onLoad"/><svg:desc>képlet</svg:desc></draw:frame></text:span></text:p>
      <text:p text:style-name="P2">(tapasztalati) szórásnégyzetük pedig </text:p>
      <text:p text:style-name="P4"><text:span text:style-name="T1"><draw:frame draw:style-name="fr1" draw:name="Objektum7" text:anchor-type="as-char" svg:y="-0.714cm" svg:width="13.928cm" svg:height="1.141cm" draw:z-index="6"><draw:object xlink:href="./Object 7" xlink:type="simple" xlink:show="embed" xlink:actuate="onLoad"/><draw:image xlink:href="./ObjectReplacements/Object 7" xlink:type="simple" xlink:show="embed" xlink:actuate="onLoad"/><svg:desc>képlet</svg:desc></draw:frame></text:span></text:p>
      <text:p text:style-name="P2">Ennek maximuma megegyezik a <text:bookmark text:name="MathJax-Span-291"/><text:span text:style-name="T1"><draw:frame draw:style-name="fr1" draw:name="Objektum8" text:anchor-type="as-char" svg:y="-0.623cm" svg:width="1.438cm" svg:height="1.002cm" draw:z-index="7"><draw:object xlink:href="./Object 8" xlink:type="simple" xlink:show="embed" xlink:actuate="onLoad"/><draw:image xlink:href="./ObjectReplacements/Object 8" xlink:type="simple" xlink:show="embed" xlink:actuate="onLoad"/></draw:frame></text:span>értékkel (ld. az előadás anyagát). A feladat: (a fenti szöveg megértése, majd) egy véletlen mátrixhoz (pl. rand függvénnyel az Octave/Matlab programokban generált legalább 6 darab 5-dimenziós vektort adó mátrixhoz) keressük meg a legnagyobb szórást adó egyenes egységnyi irányvektorát, és vetítsük a vektorokat erre az egyenesre, majd írjuk ki a vetületül kapott számokat. A maximális szórást számoljuk ki 2-féleképp i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IXGeneral" svg:font-family="STIXGeneral"/>
    <style:font-face style:name="STIXSizeFourSym" svg:font-family="STIXSizeFourSym"/>
    <style:font-face style:name="STIXSizeOneSym" svg:font-family="STIXSizeOneSym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0:59:33.051838811</meta:creation-date>
    <dc:date>2016-04-19T01:32:44.367293715</dc:date>
    <meta:editing-duration>PT18M</meta:editing-duration>
    <meta:editing-cycles>2</meta:editing-cycles>
    <meta:generator>LibreOffice/4.2.8.2$Linux_X86_64 LibreOffice_project/420m0$Build-2</meta:generator>
    <meta:document-statistic meta:table-count="0" meta:image-count="0" meta:object-count="8" meta:page-count="1" meta:paragraph-count="8" meta:word-count="156" meta:character-count="1087" meta:non-whitespace-character-count="928"/>
  </office:meta>
</office:document-meta>
</file>

<file path=Object 1/content.xml><?xml version="1.0" encoding="utf-8"?>
<math xmlns="http://www.w3.org/1998/Math/MathML" display="block">
  <semantics>
    <mrow>
      <mstyle mathvariant="bold">
        <mi>A</mi>
      </mstyle>
      <mo stretchy="false">∈</mo>
      <msup>
        <mi mathvariant="normal">ℝ</mi>
        <mi mathvariant="italic">nxn</mi>
      </msup>
    </mrow>
    <annotation encoding="StarMath 5.0"> bold A in setR ^{nxn}</annotation>
  </semantics>
</math>
</file>

<file path=Object 2/content.xml><?xml version="1.0" encoding="utf-8"?>
<math xmlns="http://www.w3.org/1998/Math/MathML" display="block">
  <semantics>
    <mstyle mathvariant="bold">
      <msub>
        <mi>a</mi>
        <mi>i</mi>
      </msub>
    </mstyle>
    <annotation encoding="StarMath 5.0"> bold a_i</annotation>
  </semantics>
</math>
</file>

<file path=Object 3/content.xml><?xml version="1.0" encoding="utf-8"?>
<math xmlns="http://www.w3.org/1998/Math/MathML" display="block">
  <semantics>
    <mrow>
      <mfrac>
        <mn>1</mn>
        <mi>n</mi>
      </mfrac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a</mi>
            <mi>i</mi>
          </msub>
        </mrow>
        <mo stretchy="false">=</mo>
        <mn>0</mn>
      </mrow>
    </mrow>
    <annotation encoding="StarMath 5.0"> {1} over {n} sum from{i=1} to{n} a_i = 0
   </annotation>
  </semantics>
</math>
</file>

<file path=Object 4/content.xml><?xml version="1.0" encoding="utf-8"?>
<math xmlns="http://www.w3.org/1998/Math/MathML" display="block">
  <semantics>
    <mstyle mathvariant="bold">
      <msub>
        <mi>a</mi>
        <mi>i</mi>
      </msub>
    </mstyle>
    <annotation encoding="StarMath 5.0"> bold a_i</annotation>
  </semantics>
</math>
</file>

<file path=Object 5/content.xml><?xml version="1.0" encoding="utf-8"?>
<math xmlns="http://www.w3.org/1998/Math/MathML" display="block">
  <semantics>
    <mrow>
      <mstyle mathvariant="bold">
        <msubsup>
          <mi>a</mi>
          <mi>i</mi>
          <mi>T</mi>
        </msubsup>
      </mstyle>
      <mstyle mathvariant="bold">
        <mi>x</mi>
      </mstyle>
    </mrow>
    <annotation encoding="StarMath 5.0"> bold a_i ^T bold x</annotation>
  </semantics>
</math>
</file>

<file path=Object 6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style mathvariant="bold">
                <msubsup>
                  <mi>a</mi>
                  <mi>i</mi>
                  <mi>T</mi>
                </msubsup>
              </mstyle>
              <mstyle mathvariant="bold">
                <mi>x</mi>
              </mstyle>
              <mi mathvariant="normal">:</mi>
              <mn>1,.</mn>
              <mn>..</mn>
              <mi>,</mi>
              <mi>n</mi>
            </mrow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tyle mathvariant="bold">
          <msubsup>
            <mi>a</mi>
            <mi>i</mi>
            <mi>T</mi>
          </msubsup>
        </mstyle>
      </mrow>
      <mrow>
        <mstyle mathvariant="bold">
          <mi>x</mi>
        </mstyle>
        <mo stretchy="false">=</mo>
        <msup>
          <mrow>
            <mo fence="true" stretchy="false">(</mo>
            <mrow>
              <mrow>
                <mfrac>
                  <mn>1</mn>
                  <mi>n</mi>
                </mfrac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tyle mathvariant="bold">
                    <msub>
                      <mi>a</mi>
                      <mi>i</mi>
                    </msub>
                  </mstyle>
                </mrow>
              </mrow>
            </mrow>
            <mo fence="true" stretchy="false">)</mo>
          </mrow>
          <mi>T</mi>
        </msup>
      </mrow>
      <mrow>
        <mstyle mathvariant="bold">
          <mi>x</mi>
        </mstyle>
        <mo stretchy="false">=</mo>
        <mn>0</mn>
      </mrow>
    </mrow>
    <annotation encoding="StarMath 5.0"> M({ bold a_i ^T bold x :1,...,n})={1} over {n} sum from{i=1} to{n} bold a_i ^T bold x =({1} over {n} sum from{i=1} to{n} bold a_i )^T bold x= 0
   </annotation>
  </semantics>
</math>
</file>

<file path=Object 7/content.xml><?xml version="1.0" encoding="utf-8"?>
<math xmlns="http://www.w3.org/1998/Math/MathML" display="block">
  <semantics>
    <mrow>
      <msup>
        <mi>S</mi>
        <mn>2</mn>
      </msup>
      <mrow>
        <mrow>
          <mo fence="true" stretchy="false">(</mo>
          <mrow>
            <mrow>
              <mstyle mathvariant="bold">
                <msubsup>
                  <mi>a</mi>
                  <mi>i</mi>
                  <mi>T</mi>
                </msubsup>
              </mstyle>
              <mstyle mathvariant="bold">
                <mi>x</mi>
              </mstyle>
              <mi mathvariant="normal">:</mi>
              <mn>1,.</mn>
              <mn>..</mn>
              <mi>,</mi>
              <mi>n</mi>
            </mrow>
          </mrow>
          <mo fence="true" stretchy="false">)</mo>
        </mrow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style mathvariant="bold">
                    <msubsup>
                      <mi>a</mi>
                      <mi>i</mi>
                      <mi>T</mi>
                    </msubsup>
                  </mstyle>
                  <mrow>
                    <mstyle mathvariant="bold">
                      <mi>x</mi>
                    </mstyle>
                    <mo stretchy="false">−</mo>
                    <mi>M</mi>
                  </mrow>
                  <mrow>
                    <mo fence="true" stretchy="false">(</mo>
                    <mrow>
                      <mrow>
                        <mstyle mathvariant="bold">
                          <msubsup>
                            <mi>a</mi>
                            <mi>i</mi>
                            <mi>T</mi>
                          </msubsup>
                        </mstyle>
                        <mstyle mathvariant="bold">
                          <mi>x</mi>
                        </mstyle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false">(</mo>
            <mrow>
              <mrow>
                <mstyle mathvariant="bold">
                  <msub>
                    <mi>a</mi>
                    <mi>i</mi>
                  </msub>
                </mstyle>
                <mstyle mathvariant="bold">
                  <mi>x</mi>
                </mstyle>
              </mrow>
            </mrow>
            <mo fence="true" stretchy="false">)</mo>
          </mrow>
          <mn>2</mn>
        </msup>
      </mrow>
      <mrow>
        <mstyle mathvariant="bold">
          <mi>x</mi>
        </mstyle>
        <mo stretchy="false">=</mo>
        <mfrac>
          <mn>1</mn>
          <mi>n</mi>
        </mfrac>
      </mrow>
      <mstyle mathvariant="bold">
        <msup>
          <mi>x</mi>
          <mi>T</mi>
        </msup>
      </mstyle>
      <mstyle mathvariant="bold">
        <mi>A</mi>
      </mstyle>
      <mstyle mathvariant="bold">
        <msup>
          <mi>A</mi>
          <mi>T</mi>
        </msup>
      </mstyle>
      <mrow>
        <mstyle mathvariant="bold">
          <mi>x</mi>
        </mstyle>
        <mo stretchy="false">=</mo>
        <mfrac>
          <mn>1</mn>
          <mi>n</mi>
        </mfrac>
      </mrow>
      <msubsup>
        <mrow>
          <mo fence="true" stretchy="true">|</mo>
          <mrow>
            <mrow>
              <mo fence="true" stretchy="true">|</mo>
              <mrow>
                <mrow>
                  <mstyle mathvariant="bold">
                    <msup>
                      <mi>A</mi>
                      <mi>T</mi>
                    </msup>
                  </mstyle>
                  <mstyle mathvariant="bold">
                    <mi>x</mi>
                  </mstyle>
                </mrow>
              </mrow>
              <mo fence="true" stretchy="true">|</mo>
            </mrow>
          </mrow>
          <mo fence="true" stretchy="true">|</mo>
        </mrow>
        <mn>2</mn>
        <mn>2</mn>
      </msubsup>
    </mrow>
    <annotation encoding="StarMath 5.0">S^2({bold a_i ^T bold x:1,...,n}) ={1} over {n} sum from{i=1} to{n} (bold a_i ^T bold x - M(bold a_i ^T bold x))^2={1} over {n} sum from{i=1} to{n} (bold a_i bold x)^2 bold x= 1 over n bold x^T bold A bold A^T bold x = 1 over n {abs{ abs{bold A^T bold x}}}_2^2 
   </annotation>
  </semantics>
</math>
</file>

<file path=Object 8/content.xml><?xml version="1.0" encoding="utf-8"?>
<math xmlns="http://www.w3.org/1998/Math/MathML" display="block">
  <semantics>
    <mrow>
      <mfrac>
        <mn>1</mn>
        <mi>n</mi>
      </mfrac>
      <msubsup>
        <mrow>
          <mo fence="true" stretchy="true">|</mo>
          <mrow>
            <mrow>
              <mo fence="true" stretchy="true">|</mo>
              <mrow>
                <mstyle mathvariant="bold">
                  <msup>
                    <mi>A</mi>
                    <mi>T</mi>
                  </msup>
                </mstyle>
              </mrow>
              <mo fence="true" stretchy="true">|</mo>
            </mrow>
          </mrow>
          <mo fence="true" stretchy="true">|</mo>
        </mrow>
        <mn>2</mn>
        <mn>2</mn>
      </msubsup>
    </mrow>
    <annotation encoding="StarMath 5.0">1 over n {abs{ abs{bold A^T}}} _2 ^2
</annotation>
  </semantics>
</math>
</file>